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27d80f" style:font-size-asian="14pt" style:font-size-complex="14pt"/>
    </style:style>
    <style:style style:name="P4" style:family="paragraph" style:parent-style-name="Standard">
      <style:text-properties fo:font-size="14pt" officeooo:rsid="0019189b" officeooo:paragraph-rsid="00334571" style:font-size-asian="14pt" style:font-size-complex="14pt"/>
    </style:style>
    <style:style style:name="P5" style:family="paragraph" style:parent-style-name="Standard">
      <style:text-properties fo:font-size="14pt" officeooo:rsid="003473ae" officeooo:paragraph-rsid="003473ae" style:font-size-asian="14pt" style:font-size-complex="14pt"/>
    </style:style>
    <style:style style:name="P6" style:family="paragraph" style:parent-style-name="Standard">
      <style:text-properties fo:font-size="14pt" officeooo:rsid="003473ae" officeooo:paragraph-rsid="0035b73d" style:font-size-asian="14pt" style:font-size-complex="14pt"/>
    </style:style>
    <style:style style:name="P7" style:family="paragraph" style:parent-style-name="Standard">
      <style:text-properties fo:font-size="14pt" officeooo:rsid="003473ae" officeooo:paragraph-rsid="00369675" style:font-size-asian="14pt" style:font-size-complex="14pt"/>
    </style:style>
    <style:style style:name="P8" style:family="paragraph" style:parent-style-name="Standard">
      <style:text-properties fo:font-size="14pt" officeooo:paragraph-rsid="0035b73d" style:font-size-asian="14pt" style:font-size-complex="14pt"/>
    </style:style>
    <style:style style:name="P9" style:family="paragraph" style:parent-style-name="Standard">
      <style:text-properties fo:font-size="14pt" officeooo:rsid="00369675" officeooo:paragraph-rsid="00369675" style:font-size-asian="14pt" style:font-size-complex="14pt"/>
    </style:style>
    <style:style style:name="P10" style:family="paragraph" style:parent-style-name="Standard">
      <style:text-properties fo:font-size="14pt" officeooo:rsid="00369675" officeooo:paragraph-rsid="00379fc8" style:font-size-asian="14pt" style:font-size-complex="14pt"/>
    </style:style>
    <style:style style:name="P11" style:family="paragraph" style:parent-style-name="Standard">
      <style:text-properties fo:font-size="14pt" officeooo:paragraph-rsid="00369675" style:font-size-asian="14pt" style:font-size-complex="14pt"/>
    </style:style>
    <style:style style:name="P12" style:family="paragraph" style:parent-style-name="Standard">
      <style:text-properties fo:font-size="14pt" officeooo:rsid="0027d80f" officeooo:paragraph-rsid="0027d80f" style:font-size-asian="14pt" style:font-size-complex="14pt"/>
    </style:style>
    <style:style style:name="P13" style:family="paragraph" style:parent-style-name="Standard">
      <style:text-properties fo:font-size="14pt" officeooo:rsid="003a379f" officeooo:paragraph-rsid="003a379f" style:font-size-asian="14pt" style:font-size-complex="14pt"/>
    </style:style>
    <style:style style:name="P14" style:family="paragraph" style:parent-style-name="Standard">
      <style:text-properties fo:font-size="14pt" officeooo:rsid="00334571" officeooo:paragraph-rsid="00334571" style:font-size-asian="14pt" style:font-size-complex="14pt"/>
    </style:style>
    <style:style style:name="P15" style:family="paragraph" style:parent-style-name="Standard">
      <style:text-properties fo:font-size="14pt" officeooo:paragraph-rsid="00334571" style:font-size-asian="14pt" style:font-size-complex="14pt"/>
    </style:style>
    <style:style style:name="P16" style:family="paragraph" style:parent-style-name="Standard">
      <style:text-properties fo:font-size="14pt" officeooo:paragraph-rsid="003ba0f3" style:font-size-asian="14pt" style:font-size-complex="14pt"/>
    </style:style>
    <style:style style:name="P17" style:family="paragraph" style:parent-style-name="Standard">
      <style:paragraph-properties fo:text-align="center" style:justify-single-word="false"/>
      <style:text-properties fo:font-size="32pt" style:font-size-asian="32pt" style:font-size-complex="32pt"/>
    </style:style>
    <style:style style:name="P18" style:family="paragraph" style:parent-style-name="Standard">
      <style:paragraph-properties fo:text-align="center" style:justify-single-word="false"/>
      <style:text-properties fo:font-size="32pt" fo:font-weight="bold" officeooo:paragraph-rsid="0027d80f" style:font-size-asian="32pt" style:font-weight-asian="bold" style:font-size-complex="32pt" style:font-weight-complex="bold"/>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weight="bold" officeooo:paragraph-rsid="0027d80f"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paragraph-rsid="00334571"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paragraph-rsid="0035b73d"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paragraph-rsid="00369675"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03ba0f3" style:font-size-asian="20pt" style:font-weight-asian="bold" style:font-size-complex="20pt" style:font-weight-complex="bold"/>
    </style:style>
    <style:style style:name="P25" style:family="paragraph" style:parent-style-name="Standard">
      <style:text-properties style:font-name="Liberation Serif1" fo:font-size="14pt" officeooo:rsid="00334571" officeooo:paragraph-rsid="0027d80f" style:font-size-asian="14pt" style:font-size-complex="14pt"/>
    </style:style>
    <style:style style:name="P26" style:family="paragraph" style:parent-style-name="Standard">
      <style:text-properties style:font-name="Liberation Serif1" fo:font-size="14pt" officeooo:rsid="00334571" officeooo:paragraph-rsid="00334571" style:font-size-asian="14pt" style:font-size-complex="14pt"/>
    </style:style>
    <style:style style:name="P27" style:family="paragraph" style:parent-style-name="Standard">
      <style:text-properties style:font-name="Liberation Serif1" fo:font-size="14pt" officeooo:rsid="003473ae" officeooo:paragraph-rsid="003473ae" style:font-size-asian="14pt" style:font-size-complex="14pt"/>
    </style:style>
    <style:style style:name="P28" style:family="paragraph" style:parent-style-name="Standard">
      <style:text-properties style:font-name="Liberation Serif1" fo:font-size="14pt" officeooo:rsid="0035b73d" officeooo:paragraph-rsid="0035b73d" style:font-size-asian="14pt" style:font-size-complex="14pt"/>
    </style:style>
    <style:style style:name="P29" style:family="paragraph" style:parent-style-name="Standard">
      <style:text-properties style:font-name="Liberation Serif1" fo:font-size="14pt" officeooo:rsid="0035b73d" officeooo:paragraph-rsid="00369675" style:font-size-asian="14pt" style:font-size-complex="14pt"/>
    </style:style>
    <style:style style:name="P30" style:family="paragraph" style:parent-style-name="Standard">
      <style:text-properties style:font-name="Liberation Serif1" fo:font-size="14pt" officeooo:rsid="00369675" officeooo:paragraph-rsid="00369675" style:font-size-asian="14pt" style:font-size-complex="14pt"/>
    </style:style>
    <style:style style:name="P31" style:family="paragraph" style:parent-style-name="Standard">
      <style:text-properties style:font-name="Liberation Serif1" fo:font-size="14pt" officeooo:rsid="00379fc8" officeooo:paragraph-rsid="00379fc8" style:font-size-asian="14pt" style:font-size-complex="14pt"/>
    </style:style>
    <style:style style:name="P32" style:family="paragraph" style:parent-style-name="Standard">
      <style:text-properties style:font-name="Liberation Serif1" fo:font-size="14pt" officeooo:rsid="003ba0f3" officeooo:paragraph-rsid="003ba0f3" style:font-size-asian="14pt" style:font-size-complex="14pt"/>
    </style:style>
    <style:style style:name="P33" style:family="paragraph" style:parent-style-name="Standard">
      <style:text-properties style:font-name="Liberation Serif1" fo:font-size="14pt" officeooo:rsid="003ba0f3" officeooo:paragraph-rsid="003d3b3f" style:font-size-asian="14pt" style:font-size-complex="14pt"/>
    </style:style>
    <style:style style:name="P34" style:family="paragraph" style:parent-style-name="Standard">
      <style:text-properties style:font-name="Liberation Serif1" fo:font-size="14pt" officeooo:rsid="003d3b3f" officeooo:paragraph-rsid="003d3b3f" style:font-size-asian="14pt" style:font-size-complex="14pt"/>
    </style:style>
    <style:style style:name="P35" style:family="paragraph" style:parent-style-name="Standard">
      <style:text-properties style:font-name="Liberation Serif" fo:font-size="14pt" officeooo:rsid="003aef50" officeooo:paragraph-rsid="003aef50" style:font-size-asian="14pt" style:font-size-complex="14pt"/>
    </style:style>
    <style:style style:name="P36" style:family="paragraph" style:parent-style-name="Standard">
      <style:text-properties style:font-name="Liberation Serif1" fo:font-size="14pt" fo:font-weight="normal" officeooo:rsid="003ba0f3" officeooo:paragraph-rsid="003ba0f3" style:font-size-asian="14pt" style:font-weight-asian="normal" style:font-size-complex="14pt" style:font-weight-complex="normal"/>
    </style:style>
    <style:style style:name="P37" style:family="paragraph" style:parent-style-name="Standard">
      <style:text-properties style:font-name="Liberation Serif" fo:font-size="14pt" fo:font-weight="normal" officeooo:rsid="003ba0f3" officeooo:paragraph-rsid="003ba0f3" style:font-size-asian="14pt" style:font-weight-asian="normal" style:font-size-complex="14pt" style:font-weight-complex="normal"/>
    </style:style>
    <style:style style:name="P38" style:family="paragraph" style:parent-style-name="Standard">
      <style:text-properties style:font-name="Liberation Serif" fo:font-size="14pt" fo:font-weight="normal" officeooo:rsid="003d3b3f" officeooo:paragraph-rsid="003d3b3f" style:font-size-asian="14pt" style:font-weight-asian="normal" style:font-size-complex="14pt" style:font-weight-complex="normal"/>
    </style:style>
    <style:style style:name="P39" style:family="paragraph" style:parent-style-name="Standard">
      <style:text-properties style:font-name="Liberation Serif" fo:font-size="14pt" officeooo:rsid="003aef50" officeooo:paragraph-rsid="003aef50" style:font-size-asian="14pt" style:font-size-complex="14pt"/>
    </style:style>
    <style:style style:name="P40" style:family="paragraph" style:parent-style-name="Standard">
      <style:text-properties style:font-name="Liberation Serif" fo:font-size="14pt" officeooo:rsid="00404a19" officeooo:paragraph-rsid="00404a19" style:font-size-asian="14pt" style:font-size-complex="14pt"/>
    </style:style>
    <style:style style:name="P41" style:family="paragraph" style:parent-style-name="Standard">
      <style:text-properties style:font-name="Liberation Serif" fo:font-size="14pt" officeooo:rsid="0041048d" officeooo:paragraph-rsid="0041048d" style:font-size-asian="14pt" style:font-size-complex="14pt"/>
    </style:style>
    <style:style style:name="T1" style:family="text">
      <style:text-properties officeooo:rsid="0016892c"/>
    </style:style>
    <style:style style:name="T2" style:family="text">
      <style:text-properties officeooo:rsid="0027d80f"/>
    </style:style>
    <style:style style:name="T3" style:family="text">
      <style:text-properties style:font-name="Liberation Serif1"/>
    </style:style>
    <style:style style:name="T4" style:family="text">
      <style:text-properties style:font-name="Liberation Serif1" officeooo:rsid="00334571"/>
    </style:style>
    <style:style style:name="T5" style:family="text">
      <style:text-properties style:font-name="Liberation Serif1" officeooo:rsid="0035b73d"/>
    </style:style>
    <style:style style:name="T6" style:family="text">
      <style:text-properties style:font-name="Liberation Serif1" officeooo:rsid="00369675"/>
    </style:style>
    <style:style style:name="T7" style:family="text">
      <style:text-properties style:font-name="Liberation Serif1" officeooo:rsid="00379fc8"/>
    </style:style>
    <style:style style:name="T8" style:family="text">
      <style:text-properties style:font-name="Liberation Serif1" fo:font-weight="normal" style:font-name-asian="Liberation Serif1" style:font-weight-asian="normal" style:font-name-complex="Liberation Serif1" style:font-weight-complex="normal"/>
    </style:style>
    <style:style style:name="T9" style:family="text">
      <style:text-properties style:font-name="Liberation Serif1" fo:font-weight="normal" officeooo:rsid="003d3b3f" style:font-name-asian="Liberation Serif1" style:font-weight-asian="normal" style:font-name-complex="Liberation Serif1" style:font-weight-complex="normal"/>
    </style:style>
    <style:style style:name="T10" style:family="text">
      <style:text-properties style:font-name="Liberation Serif1" fo:font-weight="normal" officeooo:rsid="003a379f" style:font-weight-asian="normal" style:font-weight-complex="normal"/>
    </style:style>
    <style:style style:name="T11" style:family="text">
      <style:text-properties officeooo:rsid="00334571"/>
    </style:style>
    <style:style style:name="T12" style:family="text">
      <style:text-properties officeooo:rsid="0035b73d"/>
    </style:style>
    <style:style style:name="T13" style:family="text">
      <style:text-properties officeooo:rsid="00369675"/>
    </style:style>
    <style:style style:name="T14" style:family="text">
      <style:text-properties officeooo:rsid="003a379f"/>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3a379f" style:font-weight-asian="normal" style:font-weight-complex="normal"/>
    </style:style>
    <style:style style:name="T17" style:family="text">
      <style:text-properties style:font-name="Liberation Serif" fo:font-weight="normal" officeooo:rsid="003d3b3f" style:font-weight-asian="normal" style:font-weight-complex="normal"/>
    </style:style>
    <style:style style:name="T18" style:family="text">
      <style:text-properties officeooo:rsid="003ba0f3"/>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a379f" style:font-weight-asian="normal" style:font-weight-complex="normal"/>
    </style:style>
    <style:style style:name="T22" style:family="text">
      <style:text-properties fo:font-weight="normal" officeooo:rsid="003d3b3f" style:font-weight-asian="normal" style:font-weight-complex="normal"/>
    </style:style>
    <style:style style:name="T23" style:family="text">
      <style:text-properties fo:font-weight="normal" officeooo:rsid="0041048d"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eataxe-64<text:span text:style-name="T11"> - zem</text:span></text:p>
      <text:p text:style-name="P18"><text:span text:style-name="T1">Factor as Elementary Matrices</text:span>.</text:p>
      <text:p text:style-name="P17">Richard Parker <text:span text:style-name="T11">8</text:span>.<text:span text:style-name="T11">4</text:span>.201<text:span text:style-name="T11">8</text:span></text:p>
      <text:p text:style-name="P1"/>
      <text:p text:style-name="P19">Section 1 – Introduction</text:p>
      <text:p text:style-name="P2"/>
      <text:p text:style-name="P14">This program takes a matrix of full row rank (i.e. the rank is equal to the number of columns) and finds a "small" factorization as the product of elementary operations.<text:span text:style-name="T14"> Its first use is for the use of linear forms for extension fields, but it may well be that other uses arise later.</text:span></text:p>
      <text:p text:style-name="P26"/>
      <text:p text:style-name="P13"><text:span text:style-name="T4">T</text:span><text:span text:style-name="T3">he point of interest for the zem program is simply to find as short a string of elementary operations as possible to multiply by the given fixed matrix. <text:s/>I presume that finding the optimum is hard (probably NP hard) but the program described here can find a good one, using a "valuation" of a matrix that emphasises suitable zeros to guide the process to an efficient solution.</text:span></text:p>
      <text:p text:style-name="P4"/>
      <text:p text:style-name="P20">Section <text:span text:style-name="T2">2</text:span> – <text:span text:style-name="T11">Use.</text:span></text:p>
      <text:p text:style-name="P3"/>
      <text:p text:style-name="P12"><text:span text:style-name="T11">The purpose, at least initially, of this program is to produce the linear forms necessary for working over extension fields. <text:s/>The hard part of this process (not addressed by zem) is to find tensors that span a space including the (extension) field product - a procedure for which several tricks are available to find fairly good ones. <text:s/>After that, the </text:span><text:span text:style-name="T4">ufp (Utility for Finding Product) program checks to see that the tensors are indeed sufficient, and works out how to compute the product from them if so. <text:s/>Both the input and the output then require a run of zem to convert a matrix multiplication into a sequence of elementary steps that can be performed, after which a simple reformat program converts the output into a form suitable for inclusion into the linf.c module.</text:span></text:p>
      <text:p text:style-name="P25"/>
      <text:p text:style-name="P26">It seems possible that other applications of the same technology might show up, so the zem program is specified as a general-purpose program. <text:s/>Although I am not currently aware, however, of any other applications, it seems likely that they may arise once the technology is available.</text:p>
      <text:p text:style-name="P26"/>
      <text:p text:style-name="P24">Section <text:span text:style-name="T18">3</text:span> – <text:span text:style-name="T18">"Transpose".</text:span></text:p>
      <text:p text:style-name="P16"/>
      <text:p text:style-name="P32">The <text:span text:style-name="T19">zem</text:span><text:span text:style-name="T20"> program can be viewed as solving both a forwards and a backwards problem. <text:s/>This section investigates the relationship between them.</text:span></text:p>
      <text:p text:style-name="P36"/>
      <text:p text:style-name="P36">In the forwards direction, the aim is to start with the "identity" matrix and make the given matrix. <text:s/>In the backwards direction, the given matrix tells us what multiplies of the given row should end up being added to the appropriate row of the answer.</text:p>
      <text:p text:style-name="P36"><text:soft-page-break/></text:p>
      <text:p text:style-name="P32"><text:span text:style-name="T20">The first case to look at is where we perform the </text:span><text:span text:style-name="T21">multiply-and-add A+=λ</text:span><text:span text:style-name="T16">B</text:span><text:span text:style-name="T15"> in the </text:span><text:span text:style-name="T17">backwar</text:span><text:span text:style-name="T15">d direction. <text:s/>What does this mean in the </text:span><text:span text:style-name="T17">forw</text:span><text:span text:style-name="T15">ards direction?</text:span></text:p>
      <text:p text:style-name="P37"/>
      <text:p text:style-name="P37">A <text:s/>2 <text:s/>4 <text:s text:c="2"/>5 <text:s/>1</text:p>
      <text:p text:style-name="P37">B -1 -2 -2 <text:s/>1</text:p>
      <text:p text:style-name="P37"/>
      <text:p text:style-name="P33"><text:span text:style-name="T21">A+=λ</text:span><text:span text:style-name="T16">B</text:span><text:span text:style-name="T17"> <text:s/>:: <text:s text:c="4"/></text:span><text:span text:style-name="T21">A</text:span><text:span text:style-name="T9">−</text:span><text:span text:style-name="T21">=λ</text:span><text:span text:style-name="T16">B</text:span><text:span text:style-name="T17">. <text:s/>The simple inverse.</text:span></text:p>
      <text:p text:style-name="P37"/>
      <text:p text:style-name="P37">A <text:s/>0 <text:s/>0 <text:s text:c="2"/>1 <text:s/>3</text:p>
      <text:p text:style-name="P37">B -1 -2 -2 <text:s/>1</text:p>
      <text:p text:style-name="P37"/>
      <text:p text:style-name="P38">It is when the number of vectors changes that this "simple inverse" rule breaks down.</text:p>
      <text:p text:style-name="P38"/>
      <text:p text:style-name="P38">In the backwards direction, we may "split" a vector into two by choosing any pair that add up to the original.</text:p>
      <text:p text:style-name="P38"/>
      <text:p text:style-name="P38">A <text:s/>3 5 4 6</text:p>
      <text:p text:style-name="P38"/>
      <text:p text:style-name="P38">A -&gt; A',B with A'+B=A <text:s/>:: <text:s/>A=A+B destroy B</text:p>
      <text:p text:style-name="P38"/>
      <text:p text:style-name="P38">A <text:s/>1 1 3 5</text:p>
      <text:p text:style-name="P38">B <text:s/>2 4 1 1</text:p>
      <text:p text:style-name="P38"/>
      <text:p text:style-name="P38">This corresponds to the fact that we can write down the zero vector and then add it into the result in any way we please.</text:p>
      <text:p text:style-name="P38"/>
      <text:p text:style-name="P38">A <text:s/>3 5 4 6</text:p>
      <text:p text:style-name="P38"/>
      <text:p text:style-name="P38">B becomes the zero vector</text:p>
      <text:p text:style-name="P38"/>
      <text:p text:style-name="P38">A <text:s/>3 5 4 6</text:p>
      <text:p text:style-name="P38">B <text:s/>2 4 1 1 <text:s text:c="3"/>We can add B into anything any number of times</text:p>
      <text:p text:style-name="P38"/>
      <text:p text:style-name="P34"><text:span text:style-name="T15">A=A</text:span><text:span text:style-name="T8">−</text:span><text:span text:style-name="T15">B <text:s/>:: <text:s/>A=A+B</text:span></text:p>
      <text:p text:style-name="P38"/>
      <text:p text:style-name="P38">A <text:s/>1 1 3 5</text:p>
      <text:p text:style-name="P38">B <text:s/>2 4 1 1</text:p>
      <text:p text:style-name="P38"/>
      <text:p text:style-name="P40"><text:span text:style-name="T20">It is a major challenge to find a way to use these latter ideas . . . the danger being that a new vector introduced will decrease the immediate value too much for the beam to retain it long enough for it to do any good.</text:span></text:p>
      <text:p text:style-name="P40"><text:span text:style-name="T20"/></text:p>
      <text:p text:style-name="P40"><text:span text:style-name="T20">Perhaps the first thing to do is to locate a case where it actually does do some good. <text:s/>I will work (for this purpose) with </text:span><text:span text:style-name="T10">A+=λ</text:span><text:span text:style-name="T21">B</text:span><text:span text:style-name="T22"> </text:span><text:span text:style-name="T20">being the only operation available, at cost 1, and seek an NxN matrix that can be done with smaller cost if N+1 vectors are made as intermediates. <text:s/>It is probably best to look in the forward direction, the idea being </text:span><text:soft-page-break/><text:span text:style-name="T20">that we need all three.</text:span></text:p>
      <text:p text:style-name="P40"><text:span text:style-name="T20"/></text:p>
      <text:p text:style-name="P40"><text:span text:style-name="T20">Lemma. <text:s/>The direct method makes any n x m matrix in at most n*m steps.</text:span></text:p>
      <text:p text:style-name="P40"><text:span text:style-name="T20">Proof. <text:s/>Clear one entry every step - to zero, then unitriangular, then the identity.</text:span></text:p>
      <text:p text:style-name="P40"><text:span text:style-name="T20"/></text:p>
      <text:p text:style-name="P40"><text:span text:style-name="T20">Clearly N=1 has no interesting cases. <text:s text:c="2"/>Using extra rows cannot beat 1 step!</text:span></text:p>
      <text:p text:style-name="P40"><text:span text:style-name="T20"/></text:p>
      <text:p text:style-name="P40"><text:span text:style-name="T20">Let's consider 2x2.</text:span><text:span text:style-name="T23"> <text:s/>It seems clear we can win.</text:span></text:p>
      <text:p text:style-name="P40"><text:span text:style-name="T23"/></text:p>
      <text:p text:style-name="P41"><text:span text:style-name="T20">1 0<text:tab/>1 0<text:tab/>ba+1 b<text:tab/>ba+1 b</text:span></text:p>
      <text:p text:style-name="P41"><text:span text:style-name="T20">0 1<text:tab/>0 1<text:tab/>0 1<text:tab/><text:tab/>ca <text:s text:c="3"/>1+c</text:span></text:p>
      <text:p text:style-name="P41"><text:span text:style-name="T20"><text:tab/>a 1<text:tab/>a 1</text:span></text:p>
      <text:p text:style-name="P41"><text:span text:style-name="T20"/></text:p>
      <text:p text:style-name="P41"><text:span text:style-name="T20">1 0<text:tab/>1 a<text:tab/>1 <text:s text:c="3"/>a</text:span></text:p>
      <text:p text:style-name="P41"><text:span text:style-name="T20">0 1<text:tab/>0 1<text:tab/>b ba+1</text:span></text:p>
      <text:p text:style-name="P41"><text:span text:style-name="T20"/></text:p>
      <text:p text:style-name="P21">Section <text:span text:style-name="T18">4</text:span> – <text:span text:style-name="T11">Output Format.</text:span></text:p>
      <text:p text:style-name="P15"/>
      <text:p text:style-name="P35"/>
      <text:p text:style-name="P35"/>
      <text:p text:style-name="P5"><text:span text:style-name="T4">Z</text:span><text:span text:style-name="T3">em defines five elementary operations - add, subtract, multiply-and-add, multiply and copy - and an additional pair "save" and "restore" to enable permutations to be done efficiently using a single additional vector storage area.</text:span></text:p>
      <text:p text:style-name="P27"/>
      <text:p text:style-name="P28">opc<text:tab/>parms<text:tab/><text:tab/>Operation<text:tab/><text:tab/><text:tab/><text:tab/><text:tab/>Default cost</text:p>
      <text:p text:style-name="P30"><text:s text:c="2"/>0<text:tab/> <text:s/>-<text:tab/><text:tab/>Stop<text:tab/><text:tab/><text:tab/><text:tab/><text:tab/><text:tab/><text:tab/>0</text:p>
      <text:p text:style-name="P28"><text:s text:c="2"/>1<text:tab/>R0 R1 R2<text:tab/>3-operand add R2=R0+R1<text:tab/><text:tab/><text:tab/>4</text:p>
      <text:p text:style-name="P28"><text:s text:c="2"/>2<text:tab/>R0 R1 R2<text:tab/>3-operand subtract R2=R0-R1<text:tab/><text:tab/><text:tab/>5</text:p>
      <text:p text:style-name="P28"><text:s text:c="2"/>3<text:tab/>R0 R1 &lt;s&gt;<text:tab/>2-operand multiply-and-add R1+=s.R0<text:tab/>6</text:p>
      <text:p text:style-name="P28"><text:s text:c="2"/>4<text:tab/>R0 &lt;s&gt;<text:tab/>1 operand multiply R0=&lt;s&gt;*R0<text:tab/><text:tab/>4</text:p>
      <text:p text:style-name="P28"><text:s text:c="2"/>5<text:tab/>R0 R1<text:tab/>Copy R1=R0<text:tab/><text:tab/><text:tab/><text:tab/><text:tab/>1</text:p>
      <text:p text:style-name="P28"><text:s text:c="2"/>6<text:tab/>R0<text:tab/><text:tab/>Save - move R0 to save area<text:tab/><text:tab/><text:tab/>1</text:p>
      <text:p text:style-name="P28"><text:s text:c="2"/>7<text:tab/>R0<text:tab/><text:tab/>Restore - move save area to R0<text:tab/><text:tab/><text:tab/>1</text:p>
      <text:p text:style-name="P27"/>
      <text:p text:style-name="P22">Section <text:span text:style-name="T18">5</text:span> – <text:span text:style-name="T12">Method.</text:span></text:p>
      <text:p text:style-name="P8"/>
      <text:p text:style-name="P6"><text:span text:style-name="T4">Z</text:span><text:span text:style-name="T3">em </text:span><text:span text:style-name="T5">operates as a "discrete cost beam search", whereby the costs of the seven elementary operations are assigned small positive integers, and for each (integral) cost, a beam is constructed for the "best" reductions of the input matrix that can be achieved at that cost. <text:s/>Initially the input matrix is all there is, at a cost of zero. <text:s/>At each stage the smallest unprocessed beam is dealt with to produce all the results that can be achieved with one more elementary operation, and replaces the entry (using Linton's hash method) if it has a lower "value".</text:span></text:p>
      <text:p text:style-name="P28"/>
      <text:p text:style-name="P23">Section <text:span text:style-name="T18">6</text:span> – <text:span text:style-name="T13">Valuation.</text:span></text:p>
      <text:p text:style-name="P11"/>
      <text:p text:style-name="P7"><text:soft-page-break/><text:span text:style-name="T6">In order to guide the beam-search, a matrix is assigned a "value", which is computed as follows.</text:span><text:span text:style-name="T5"> </text:span><text:span text:style-name="T7">. .</text:span></text:p>
      <text:p text:style-name="P29"/>
      <text:p text:style-name="P9"><text:span text:style-name="T5">F</text:span><text:span text:style-name="T3">or each row</text:span><text:span text:style-name="T7"> up to the diagonal</text:span><text:span text:style-name="T3">, leading zeros add 4 to the value and non-leading zeros add 2. <text:s/>If the diagonal is zero, no further value is added past the diagonal. <text:s/>If the diagonal is non-zero, 2 is added, and a further one if the diagonal is 1. <text:s/>Past the diagonal, 1 or 2 is added for any zero (provided the diagonal was nonzero) - 2 if everything before the diagonal was zero</text:span><text:span text:style-name="T7">, 1 otherwise</text:span><text:span text:style-name="T3">.</text:span></text:p>
      <text:p text:style-name="P30"/>
      <text:p text:style-name="P10"><text:span text:style-name="T3">I have no belief that the above is optimal, and no great confidence that it is even any good, but it does seem to </text:span><text:span text:style-name="T7">lead the search fairly sensibly.</text:span></text:p>
      <text:p text:style-name="P30"/>
      <text:p text:style-name="P31">The target matrix is the identity matrix followed by rows of zeros, whose value is . . .</text:p>
      <text:p text:style-name="P31">4*nor*noc <text:s/>- <text:s text:c="3"/>noc*n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4-09T14:13:25.981064512</dc:date>
    <meta:editing-duration>PT23H55M23S</meta:editing-duration>
    <meta:editing-cycles>109</meta:editing-cycles>
    <meta:generator>LibreOffice/5.1.6.2$Linux_X86_64 LibreOffice_project/10m0$Build-2</meta:generator>
    <meta:printed-by>User </meta:printed-by>
    <meta:print-date>2012-08-06T12:45:35</meta:print-date>
    <meta:document-statistic meta:table-count="0" meta:image-count="0" meta:object-count="0" meta:page-count="4" meta:paragraph-count="62" meta:word-count="1116" meta:character-count="5903" meta:non-whitespace-character-count="4733"/>
  </office:meta>
</office:document-meta>
</file>